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 office:value-type="string" calcext:value-type="string">
            <text:p>Open staircase at rear</text:p>
          </table:table-cell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ingle/inside staircas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office:value-type="string" calcext:value-type="string">
            <text:p>Wider aisle than earlier ‘bus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31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6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8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1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4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5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83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9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0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0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1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13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15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1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1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2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22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23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3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32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36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3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3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4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44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4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5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5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6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7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7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79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86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95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97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0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0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25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2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23:42:08.506265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12-22T21:09:25.497388026</dc:date>
    <meta:editing-duration>P28DT6H1M51S</meta:editing-duration>
    <meta:editing-cycles>752</meta:editing-cycles>
    <meta:generator>LibreOffice/5.1.4.2$Linux_X86_64 LibreOffice_project/10m0$Build-2</meta:generator>
    <dc:creator>James Petts</dc:creator>
    <meta:document-statistic meta:table-count="3" meta:cell-count="2713" meta:object-count="0"/>
  </office:meta>
</office:document-meta>
</file>